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8.75pt" style:font-size-complex="10pt"/>
    </style:style>
    <style:style style:name="P2" style:family="paragraph" style:parent-style-name="Standard">
      <style:text-properties style:font-name="Courier New" fo:font-size="10pt" style:font-size-asian="8.75pt" style:font-size-complex="10pt"/>
    </style:style>
    <style:style style:name="P3" style:family="paragraph" style:parent-style-name="Standard">
      <style:text-properties style:font-name="Courier New" fo:font-size="10pt" fo:font-weight="bold" style:font-size-asian="8.75pt" style:font-weight-asian="bold" style:font-size-complex="10pt" style:font-weight-complex="bold"/>
    </style:style>
    <style:style style:name="P4" style:family="paragraph" style:parent-style-name="Standard">
      <style:text-properties style:font-name="Courier New" fo:font-size="10pt" fo:font-weight="normal" style:font-size-asian="8.75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o PIC24 é mais recomendado utiliza variaveis locais. Nos meus testes eu posso alocar 4096 bytes no local do que global.</text:p>
      <text:p text:style-name="P1"/>
      <text:p text:style-name="P1">O freertos utiliza 5120 no heap total, menos que isso o kernel trava.</text:p>
      <text:p text:style-name="P1"/>
      <text:p text:style-name="P1">No exemplo para pic24, utilizando o heap1 funciona normal, mais aloca muita memoria, utilizando heap3 o kernel trava, resetando o micro.</text:p>
      <text:p text:style-name="P1"/>
      <text:p text:style-name="P3">Configurando para "heap3":</text:p>
      <text:p text:style-name="P4">Inclua o arquivo "heap_3.c" no projeto, coloque para 0 o "configTOTAL_HEAP_SIZE"</text:p>
      <text:p text:style-name="P1">Na configuração do mplab defina o heap size para 5200(funcionou para p25fj256gb106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34S</meta:editing-duration>
    <meta:editing-cycles>16</meta:editing-cycles>
    <meta:generator>LibreOffice/3.4$Win32 LibreOffice_project/340m1$Build-502</meta:generator>
    <dc:date>2012-06-16T13:55:49.54</dc:date>
    <meta:document-statistic meta:table-count="0" meta:image-count="0" meta:object-count="0" meta:page-count="1" meta:paragraph-count="6" meta:word-count="82" meta:character-count="519" meta:non-whitespace-character-count="443"/>
    <meta:user-defined meta:name="Info 1"/>
    <meta:user-defined meta:name="Info 2"/>
    <meta:user-defined meta:name="Info 3"/>
    <meta:user-defined meta:name="Info 4"/>
  </office:meta>
</office:document-meta>
</file>